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loext:contextual-spacing="false"/>
    </style:style>
    <style:style style:name="P3" style:family="paragraph" style:parent-style-name="Heading_20_1">
      <style:paragraph-properties fo:text-align="center" style:justify-single-word="false"/>
      <style:text-properties fo:font-size="28pt" style:text-underline-style="solid" style:text-underline-width="auto" style:text-underline-color="font-color" officeooo:paragraph-rsid="001e42d2" style:font-size-asian="28pt" style:font-size-complex="28pt"/>
    </style:style>
    <style:style style:name="P4" style:family="paragraph" style:parent-style-name="Heading_20_1">
      <style:text-properties fo:font-style="italic" style:text-underline-style="solid" style:text-underline-width="auto" style:text-underline-color="font-color" fo:font-weight="normal" officeooo:rsid="001e42d2" officeooo:paragraph-rsid="001e42d2" style:font-style-asian="italic" style:font-weight-asian="normal" style:font-style-complex="italic" style:font-weight-complex="normal"/>
    </style:style>
    <style:style style:name="P5" style:family="paragraph" style:parent-style-name="Heading_20_1">
      <style:paragraph-properties fo:text-align="center" style:justify-single-word="false"/>
      <style:text-properties fo:font-size="17pt" officeooo:paragraph-rsid="001e42d2" style:font-size-asian="17pt" style:font-size-complex="17pt"/>
    </style:style>
    <style:style style:name="T1" style:family="text">
      <style:text-properties officeooo:rsid="001e42d2"/>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span text:style-name="T1">Burp Suite</text:span></text:h>
      <text:h text:style-name="P4" text:outline-level="1">Lesson 1</text:h>
      <text:h text:style-name="P5" text:outline-level="1">HTTPS</text:h>
      <text:h text:style-name="Heading_20_5" text:outline-level="5">Quick Summary</text:h>
      <text:p text:style-name="Text_20_body">Most websites use the HTTPS protocol to securely send and receive data between the browser and the server. This process is achieved using SSL/TLS encryption.</text:p>
      <text:h text:style-name="Heading_20_6" text:outline-level="6">What's on this page?</text:h>
      <text:list xml:id="list1062743571" text:style-name="L1">
        <text:list-item>
          <text:p text:style-name="P2">What is Burp Suite?</text:p>
        </text:list-item>
        <text:list-item>
          <text:p text:style-name="P2">Link to Intro to Burp</text:p>
        </text:list-item>
        <text:list-item>
          <text:p text:style-name="P2">Burp Suite: Proxy</text:p>
        </text:list-item>
        <text:list-item>
          <text:p text:style-name="P2">Burp Suite: HTTPS</text:p>
        </text:list-item>
        <text:list-item>
          <text:p text:style-name="P2">Installing Burp's CA Certificate to Chrome/Firefox/Any browser</text:p>
        </text:list-item>
        <text:list-item>
          <text:p text:style-name="P2">The Mngr App</text:p>
        </text:list-item>
        <text:list-item>
          <text:p text:style-name="P1">In this lab</text:p>
        </text:list-item>
      </text:list>
      <text:h text:style-name="Heading_20_5" text:outline-level="5">What is Burp Suite?</text:h>
      <text:p text:style-name="Text_20_body">Burp Suite is an industry standard web penetration testing framework. Its many tools work together seamlessly to support the entire testing process, from initial mapping and analysis of a web application's attack surface to finding and exploiting security vulnerabilities affecting it.</text:p>
      <text:p text:style-name="Text_20_body">Burp Suite can be classified as an application proxy. While browsing a target, a penetration tester can configure traffic to be routed through Burp Suite, and thus traffic can be captured and analysed alongside other operations such as pausing, manipulating and replaying individual HTTP requests.</text:p>
      <text:p text:style-name="Text_20_body">In the Burp Suite series labs are split into two categories: Burp Suite Basics and Burp Suite Challenges. In each Burp Suite Basics lab you will learn about a different tool (or tab) that makes up the framework. This lab is a Burp Suite Basics lab, and it will take you through using the tool with HTTPS traffic.</text:p>
      <text:h text:style-name="Heading_20_5" text:outline-level="5">Burp Suite: Proxy</text:h>
      <text:p text:style-name="Text_20_body">The Burp Proxy is at the heart of everything achievable with the Burp Suite framework. It acts as a web proxy server sitting in your browser and the web application's server, allowing you to intercept, inspect, and modify the raw traffic passing in both directions.</text:p>
      <text:h text:style-name="Heading_20_5" text:outline-level="5">Burp Suite: HTTPS</text:h>
      <text:p text:style-name="Text_20_body">Burp Suite intercepts traffic with the HTTP protocol by default. You will need to configure your browser to use the Burp Proxy listener as its proxy server for both HTTP and HTTPS protocols.</text:p>
      <text:p text:style-name="Text_20_body">To intercept and decrypt HTTPS traffic, Burp must break the secure (TLS) connection between the <text:soft-page-break/>browser and server, causing security warnings to be shown for any web pages visited over HTTPS when using the Burp proxy. These security warnings can generally be dismissed by adding an exception for the invalid certificate.</text:p>
      <text:p text:style-name="Text_20_body">HTTP Strict Transport Security (HSTS) is a web security policy that instructs the browser to enforce HTTPS communication. This prevents websites against protocol downgrade attacks and also prevents users from browsing to websites where the certificate is invalid. If we want to use the Burp proxy with a site that uses HSTS, your browser can be configured to work with Burp without any security warnings by adding the <text:a xlink:type="simple" xlink:href="https://support.portswigger.net/customer/portal/articles/1783075-installing-burp-s-ca-certificate-in-your-browser" office:target-frame-name="_blank" xlink:show="new" text:style-name="Internet_20_link" text:visited-style-name="Visited_20_Internet_20_Link"><text:span text:style-name="Strong_20_Emphasis">Burp Certificate Authority (CA)</text:span></text:a> to Firefox as a trusted authority. Adding this certificate will allow you to capture and manipulate HTTPS traffic using the Burp proxy because the browser then trusts the Burp certificate that was previously deemed invalid.</text:p>
      <text:h text:style-name="Heading_20_5" text:outline-level="5">Installing Burp's CA Certificate to Chrome/Firefox/Any browser</text:h>
      <text:p text:style-name="Text_20_body">With Burp running, visit <text:a xlink:type="simple" xlink:href="http://burp/" office:target-frame-name="_blank" xlink:show="new" text:style-name="Internet_20_link" text:visited-style-name="Visited_20_Internet_20_Link">http://burp</text:a> and then download the certificate using the 'CA Certificate' link. Next, open Firefox's settings by clicking on the three horizontal lines and then the ‘Preferences’ option. Go to the ‘Privacy and Security’ settings and click ‘View Certificates’. Go to the ‘Authorities’ tab and then click on ‘Import’, choosing the previously saved Burp Certificate Authority (CA). Ensure that the option to allow this certificate to identify web sites is checked.</text:p>
      <text:p text:style-name="Text_20_body">Chrome will automatically pick up the certificate trust store from your host computer. If you have installed the Burp Certificate Authority (CA) within the built-in browser for your operating system – for example Internet Explorer for Windows or Safari for OSX – then Chrome will automatically use this certificate. You can manage your system certificate trust store within the Chrome settings HTTPS/SSL.</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style:font-family-asian="'Noto Sans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7-06T18:03:23.082339407</dc:date>
    <meta:editing-duration>PT5M8S</meta:editing-duration>
    <meta:editing-cycles>1</meta:editing-cycles>
    <meta:document-statistic meta:table-count="0" meta:image-count="0" meta:object-count="0" meta:page-count="2" meta:paragraph-count="26" meta:word-count="602" meta:character-count="3732" meta:non-whitespace-character-count="3161"/>
    <meta:generator>LibreOffice/6.0.7.3$Linux_X86_64 LibreOffice_project/00m0$Build-3</meta:generator>
  </office:meta>
</office:document-meta>
</file>